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Liberation Mono', 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26d46"/>
    </style:style>
    <style:style style:name="P2" style:family="paragraph" style:parent-style-name="Standard">
      <style:text-properties officeooo:rsid="00126d46" officeooo:paragraph-rsid="00126d46"/>
    </style:style>
    <style:style style:name="P3" style:family="paragraph" style:parent-style-name="Standard">
      <style:text-properties officeooo:paragraph-rsid="00126d46"/>
    </style:style>
    <style:style style:name="P4" style:family="paragraph" style:parent-style-name="Standard">
      <style:text-properties style:text-underline-style="solid" style:text-underline-width="auto" style:text-underline-color="font-color" officeooo:rsid="00126d46" officeooo:paragraph-rsid="00126d46"/>
    </style:style>
    <style:style style:name="P5" style:family="paragraph" style:parent-style-name="Standard">
      <style:text-properties officeooo:rsid="00142267" officeooo:paragraph-rsid="00142267"/>
    </style:style>
    <style:style style:name="P6" style:family="paragraph" style:parent-style-name="Standard">
      <style:text-properties officeooo:paragraph-rsid="00142267"/>
    </style:style>
    <style:style style:name="T1" style:family="text">
      <style:text-properties officeooo:rsid="00126d46"/>
    </style:style>
    <style:style style:name="T2" style:family="text">
      <style:text-properties fo:font-variant="normal" fo:text-transform="none" fo:color="#000000" style:font-name="Consolas" fo:font-size="10pt" fo:letter-spacing="normal" fo:font-style="normal" fo:font-weight="normal" fo:background-color="#f5f5f5" loext:char-shading-value="0" loext:padding-left="0.049cm" loext:padding-right="0cm" loext:padding-top="0.049cm" loext:padding-bottom="0.049cm" loext:border-left="0.06pt solid #bbbbbb" loext:border-right="none" loext:border-top="0.06pt solid #bbbbbb" loext:border-bottom="0.06pt solid #bbbbbb"/>
    </style:style>
    <style:style style:name="T3" style:family="text">
      <style:text-properties fo:font-variant="normal" fo:text-transform="none" fo:color="#000000" style:font-name="Liberation Serif" fo:font-size="12pt" fo:letter-spacing="normal" fo:font-style="normal" fo:font-weight="normal" officeooo:rsid="00126d46" fo:background-color="#f5f5f5" loext:char-shading-value="0" style:font-size-asian="12pt" style:font-size-complex="12pt" loext:padding-left="0.049cm" loext:padding-right="0cm" loext:padding-top="0.049cm" loext:padding-bottom="0.049cm" loext:border-left="0.06pt solid #bbbbbb" loext:border-right="none" loext:border-top="0.06pt solid #bbbbbb" loext:border-bottom="0.06pt solid #bbbbbb"/>
    </style:style>
    <style:style style:name="T4" style:family="text">
      <style:text-properties style:font-name="Liberation Serif" fo:font-size="12pt" officeooo:rsid="00126d46" style:font-size-asian="12pt" style:font-size-complex="12pt"/>
    </style:style>
    <style:style style:name="T5" style:family="text">
      <style:text-properties officeooo:rsid="001422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nual de Usuario:</text:p>
      <text:p text:style-name="P2"/>
      <text:p text:style-name="P3"><text:span text:style-name="T1">El programa esta pensado para ejecutarse en Linux Ubuntu, mas particularmente la versión en la que se trabajo fue Ubuntu 20.04.4 LTS.</text:span></text:p>
      <text:p text:style-name="P3"/>
      <text:p text:style-name="P3"><text:span text:style-name="T1">Antes de compilar el programa es necesario que se instalen las librerías graficas de sfml, para hacerlo hay que abrir la consola y ejecutar:</text:span></text:p>
      <text:p text:style-name="P1"><text:span text:style-name="Source_20_Text"><text:span text:style-name="T2">sudo apt-get install libsfml-dev</text:span></text:span><text:line-break/><text:span text:style-name="T1">(Para mas información sobre la instalación de sfml visitar la pagina web: </text:span><text:a xlink:type="simple" xlink:href="https://www.sfml-dev.org/tutorials/2.5/start-linux.php" text:style-name="Internet_20_link" text:visited-style-name="Visited_20_Internet_20_Link"><text:span text:style-name="Source_20_Text">https://www.sfml-dev.org/tutorials/2.5/start-linux.php</text:span></text:a><text:span text:style-name="Source_20_Text"><text:span text:style-name="T3">)</text:span></text:span></text:p>
      <text:p text:style-name="Text_20_body"><text:span text:style-name="Source_20_Text"><text:span text:style-name="T3"/></text:span></text:p>
      <text:p text:style-name="P1"><text:span text:style-name="Source_20_Text"><text:span text:style-name="T4">Una vez realizados estos pasos lo que sigue es abrir la consola, ingresar a la carpeta en la que se haya descargado el juego y luego ingresar a las carpetas: src/Client-Model</text:span></text:span></text:p>
      <text:p text:style-name="P1"><text:span text:style-name="Source_20_Text"><text:span text:style-name="T4"/></text:span></text:p>
      <text:p text:style-name="P1"><text:span text:style-name="Source_20_Text"><text:span text:style-name="T4">Cuando se encuentre en el directorio mencionado ejecutar “make” por consola para comenzar a compilar.</text:span></text:span></text:p>
      <text:p text:style-name="P1"><text:span text:style-name="Source_20_Text"><text:span text:style-name="T4"/></text:span></text:p>
      <text:p text:style-name="P1"><text:span text:style-name="Source_20_Text"><text:span text:style-name="T4">Una vez compilado el juego ejecútelo con el comando “./client”</text:span></text:span></text:p>
      <text:p text:style-name="P1"><text:span text:style-name="Source_20_Text"><text:span text:style-name="T4"/></text:span></text:p>
      <text:p text:style-name="P1"><text:span text:style-name="Source_20_Text"><text:span text:style-name="T4"/></text:span></text:p>
      <text:p text:style-name="P4">Documentacion:</text:p>
      <text:p text:style-name="P2"/>
      <text:p text:style-name="P2">(Falta la parte de servidor)</text:p>
      <text:p text:style-name="P2"/>
      <text:p text:style-name="P2">El funcionamiento del programa desde el lado del cliente se basa en la clase GameScreen, esta es la que se encargara del loop principal del juego, mostrando por pantalla y che<text:span text:style-name="T5">que</text:span>eando todos los eventos que ingrese el jugador mediante la utilización del mouse, esta clase GameScreen sera dueña de una clase Model, que sera la que contendrá toda la lógica de la parte del cliente, entiéndase esto como dos map, uno para todos los Build y otro para todas las Unit, <text:span text:style-name="T5">una clase Ground, encargada de dibujar el terreno, </text:span>asi como un vector que contendrá otros scripts a ejecutar como Explosión.</text:p>
      <text:p text:style-name="P6"><text:span text:style-name="T5">GameScreen tambien sera dueño de una clase protocolo, ya que en cada loop del juego sera con este Protocol con el que recibirá el status actual del juego y pasandole este a Model actualizara la pantalla, tambien cuando revise los eventos del mouse y el modelo certifica que, por ejemplo, se selecciono una unidad y luego se hizo click en un lugar del mapa, enviarle al servidor una orden de movimiento.</text:span></text:p>
      <text:p text:style-name="P5">Como todavía no fue instanciado el sistema de sockets lo que esta clase Protocol contiene de momento es un mock_server, el cual es una versión de la clase Servidor con valores hardcodeados.</text:p>
      <text:p text:style-name="P5">Tambien hay otras clases aunque son mas de detalles como la clase Pointer, que se encarga de actualizar el puntero del mouse cambiándole la skin de acuerdo a la acción realizada por el jugador y la posición en la que se encuent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Liberation Mono', 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1T17:18:13.447008705</meta:creation-date>
    <dc:date>2022-06-21T17:37:21.999930742</dc:date>
    <meta:editing-duration>PT7M18S</meta:editing-duration>
    <meta:editing-cycles>1</meta:editing-cycles>
    <meta:document-statistic meta:table-count="0" meta:image-count="0" meta:object-count="0" meta:page-count="1" meta:paragraph-count="13" meta:word-count="374" meta:character-count="2239" meta:non-whitespace-character-count="1878"/>
    <meta:generator>LibreOffice/6.4.7.2$Linux_X86_64 LibreOffice_project/40$Build-2</meta:generator>
  </office:meta>
</office:document-meta>
</file>